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omposedGPUCB_result_0810-pc-scipy_count0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Trial 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Decomposed</text:p>
          </table:table-cell>
          <table:table-cell office:value-type="string" calcext:value-type="string">
            <text:p>GPUCB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485.70330838678" calcext:value-type="float">
            <text:p>485.70330838678</text:p>
          </table:table-cell>
          <table:table-cell office:value-type="float" office:value="504.662849791381" calcext:value-type="float">
            <text:p>504.662849791381</text:p>
          </table:table-cell>
          <table:table-cell office:value-type="float" office:value="526.704596258033" calcext:value-type="float">
            <text:p>526.704596258033</text:p>
          </table:table-cell>
          <table:table-cell office:value-type="float" office:value="506.870776001066" calcext:value-type="float">
            <text:p>506.870776001066</text:p>
          </table:table-cell>
          <table:table-cell office:value-type="float" office:value="523.980638509671" calcext:value-type="float">
            <text:p>523.980638509671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500.22100421354" calcext:value-type="float">
            <text:p>500.22100421354</text:p>
          </table:table-cell>
          <table:table-cell office:value-type="float" office:value="555.498997679327" calcext:value-type="float">
            <text:p>555.498997679327</text:p>
          </table:table-cell>
          <table:table-cell office:value-type="float" office:value="517.652516199642" calcext:value-type="float">
            <text:p>517.652516199642</text:p>
          </table:table-cell>
          <table:table-cell office:value-type="float" office:value="511.162462364401" calcext:value-type="float">
            <text:p>511.162462364401</text:p>
          </table:table-cell>
          <table:table-cell office:value-type="float" office:value="516.045795951685" calcext:value-type="float">
            <text:p>516.045795951685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16.314170980064" calcext:value-type="float">
            <text:p>516.314170980064</text:p>
          </table:table-cell>
          <table:table-cell office:value-type="float" office:value="534.332486536494" calcext:value-type="float">
            <text:p>534.332486536494</text:p>
          </table:table-cell>
          <table:table-cell office:value-type="float" office:value="549.466218883171" calcext:value-type="float">
            <text:p>549.466218883171</text:p>
          </table:table-cell>
          <table:table-cell office:value-type="float" office:value="468.735899915379" calcext:value-type="float">
            <text:p>468.735899915379</text:p>
          </table:table-cell>
          <table:table-cell office:value-type="float" office:value="524.311470477635" calcext:value-type="float">
            <text:p>524.311470477635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542.387389951695" calcext:value-type="float">
            <text:p>542.387389951695</text:p>
          </table:table-cell>
          <table:table-cell office:value-type="float" office:value="491.492101280244" calcext:value-type="float">
            <text:p>491.492101280244</text:p>
          </table:table-cell>
          <table:table-cell office:value-type="float" office:value="536.101670464564" calcext:value-type="float">
            <text:p>536.101670464564</text:p>
          </table:table-cell>
          <table:table-cell office:value-type="float" office:value="525.108783688068" calcext:value-type="float">
            <text:p>525.108783688068</text:p>
          </table:table-cell>
          <table:table-cell office:value-type="float" office:value="532.506533502813" calcext:value-type="float">
            <text:p>532.506533502813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516.176731442243" calcext:value-type="float">
            <text:p>516.176731442243</text:p>
          </table:table-cell>
          <table:table-cell office:value-type="float" office:value="553.086742615011" calcext:value-type="float">
            <text:p>553.086742615011</text:p>
          </table:table-cell>
          <table:table-cell office:value-type="float" office:value="470.877144081523" calcext:value-type="float">
            <text:p>470.877144081523</text:p>
          </table:table-cell>
          <table:table-cell office:value-type="float" office:value="500.952721026004" calcext:value-type="float">
            <text:p>500.952721026004</text:p>
          </table:table-cell>
          <table:table-cell office:value-type="float" office:value="501.755267151311" calcext:value-type="float">
            <text:p>501.755267151311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528.18505964123" calcext:value-type="float">
            <text:p>528.18505964123</text:p>
          </table:table-cell>
          <table:table-cell office:value-type="float" office:value="515.334669171038" calcext:value-type="float">
            <text:p>515.334669171038</text:p>
          </table:table-cell>
          <table:table-cell office:value-type="float" office:value="506.451403843765" calcext:value-type="float">
            <text:p>506.451403843765</text:p>
          </table:table-cell>
          <table:table-cell office:value-type="float" office:value="508.116212330552" calcext:value-type="float">
            <text:p>508.116212330552</text:p>
          </table:table-cell>
          <table:table-cell office:value-type="float" office:value="500.080788265835" calcext:value-type="float">
            <text:p>500.080788265835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506.85369476115" calcext:value-type="float">
            <text:p>506.85369476115</text:p>
          </table:table-cell>
          <table:table-cell office:value-type="float" office:value="549.313519141801" calcext:value-type="float">
            <text:p>549.313519141801</text:p>
          </table:table-cell>
          <table:table-cell office:value-type="float" office:value="529.751130550395" calcext:value-type="float">
            <text:p>529.751130550395</text:p>
          </table:table-cell>
          <table:table-cell office:value-type="float" office:value="469.778793510985" calcext:value-type="float">
            <text:p>469.778793510985</text:p>
          </table:table-cell>
          <table:table-cell office:value-type="float" office:value="502.476196229497" calcext:value-type="float">
            <text:p>502.476196229497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553.493518550323" calcext:value-type="float">
            <text:p>553.493518550323</text:p>
          </table:table-cell>
          <table:table-cell office:value-type="float" office:value="498.362633986613" calcext:value-type="float">
            <text:p>498.362633986613</text:p>
          </table:table-cell>
          <table:table-cell office:value-type="float" office:value="487.638339644499" calcext:value-type="float">
            <text:p>487.638339644499</text:p>
          </table:table-cell>
          <table:table-cell office:value-type="float" office:value="535.584892083491" calcext:value-type="float">
            <text:p>535.584892083491</text:p>
          </table:table-cell>
          <table:table-cell office:value-type="float" office:value="531.511914267268" calcext:value-type="float">
            <text:p>531.511914267268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512.507875245221" calcext:value-type="float">
            <text:p>512.507875245221</text:p>
          </table:table-cell>
          <table:table-cell office:value-type="float" office:value="513.802998385756" calcext:value-type="float">
            <text:p>513.802998385756</text:p>
          </table:table-cell>
          <table:table-cell office:value-type="float" office:value="522.520455851408" calcext:value-type="float">
            <text:p>522.520455851408</text:p>
          </table:table-cell>
          <table:table-cell office:value-type="float" office:value="501.539477606594" calcext:value-type="float">
            <text:p>501.539477606594</text:p>
          </table:table-cell>
          <table:table-cell office:value-type="float" office:value="458.203229938136" calcext:value-type="float">
            <text:p>458.203229938136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501.289578646646" calcext:value-type="float">
            <text:p>501.289578646646</text:p>
          </table:table-cell>
          <table:table-cell office:value-type="float" office:value="485.446778584332" calcext:value-type="float">
            <text:p>485.446778584332</text:p>
          </table:table-cell>
          <table:table-cell office:value-type="float" office:value="488.154278184219" calcext:value-type="float">
            <text:p>488.154278184219</text:p>
          </table:table-cell>
          <table:table-cell office:value-type="float" office:value="504.608380542654" calcext:value-type="float">
            <text:p>504.608380542654</text:p>
          </table:table-cell>
          <table:table-cell office:value-type="float" office:value="505.68057986767" calcext:value-type="float">
            <text:p>505.68057986767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2:.F6])" office:value-type="float" office:value="458.203229938136" calcext:value-type="float">
            <text:p>458.203229938136</text:p>
          </table:table-cell>
          <table:table-cell office:value-type="string" calcext:value-type="string">
            <text:p>mean</text:p>
          </table:table-cell>
          <table:table-cell table:formula="of:=AVERAGE([.B2:.F6])" office:value-type="float" office:value="510.027135731068" calcext:value-type="float">
            <text:p>510.027135731068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2:.N6])" office:value-type="float" office:value="485.446778584332" calcext:value-type="float">
            <text:p>485.446778584332</text:p>
          </table:table-cell>
          <table:table-cell office:value-type="string" calcext:value-type="string">
            <text:p>mean</text:p>
          </table:table-cell>
          <table:table-cell table:formula="of:=AVERAGE([.J2:.N6])" office:value-type="float" office:value="515.124651316244" calcext:value-type="float">
            <text:p>515.12465131624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546.820931656825" calcext:value-type="float">
            <text:p>546.820931656825</text:p>
          </table:table-cell>
          <table:table-cell office:value-type="float" office:value="493.451920555813" calcext:value-type="float">
            <text:p>493.451920555813</text:p>
          </table:table-cell>
          <table:table-cell office:value-type="float" office:value="518.483245767419" calcext:value-type="float">
            <text:p>518.483245767419</text:p>
          </table:table-cell>
          <table:table-cell office:value-type="float" office:value="516.203375586753" calcext:value-type="float">
            <text:p>516.203375586753</text:p>
          </table:table-cell>
          <table:table-cell office:value-type="float" office:value="546.743115220537" calcext:value-type="float">
            <text:p>546.743115220537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510.846404154444" calcext:value-type="float">
            <text:p>510.846404154444</text:p>
          </table:table-cell>
          <table:table-cell office:value-type="float" office:value="532.228372069156" calcext:value-type="float">
            <text:p>532.228372069156</text:p>
          </table:table-cell>
          <table:table-cell office:value-type="float" office:value="547.47449483479" calcext:value-type="float">
            <text:p>547.47449483479</text:p>
          </table:table-cell>
          <table:table-cell office:value-type="float" office:value="522.791293816417" calcext:value-type="float">
            <text:p>522.791293816417</text:p>
          </table:table-cell>
          <table:table-cell office:value-type="float" office:value="509.76374646434" calcext:value-type="float">
            <text:p>509.76374646434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04.393503106547" calcext:value-type="float">
            <text:p>504.393503106547</text:p>
          </table:table-cell>
          <table:table-cell office:value-type="float" office:value="517.661956759484" calcext:value-type="float">
            <text:p>517.661956759484</text:p>
          </table:table-cell>
          <table:table-cell office:value-type="float" office:value="535.939606448687" calcext:value-type="float">
            <text:p>535.939606448687</text:p>
          </table:table-cell>
          <table:table-cell office:value-type="float" office:value="543.18737825815" calcext:value-type="float">
            <text:p>543.18737825815</text:p>
          </table:table-cell>
          <table:table-cell office:value-type="float" office:value="541.878070780412" calcext:value-type="float">
            <text:p>541.878070780412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480.864041490293" calcext:value-type="float">
            <text:p>480.864041490293</text:p>
          </table:table-cell>
          <table:table-cell office:value-type="float" office:value="479.279766994572" calcext:value-type="float">
            <text:p>479.279766994572</text:p>
          </table:table-cell>
          <table:table-cell office:value-type="float" office:value="530.12122923091" calcext:value-type="float">
            <text:p>530.12122923091</text:p>
          </table:table-cell>
          <table:table-cell office:value-type="float" office:value="520.617682582179" calcext:value-type="float">
            <text:p>520.617682582179</text:p>
          </table:table-cell>
          <table:table-cell office:value-type="float" office:value="543.043000393772" calcext:value-type="float">
            <text:p>543.043000393772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489.586605518686" calcext:value-type="float">
            <text:p>489.586605518686</text:p>
          </table:table-cell>
          <table:table-cell office:value-type="float" office:value="508.139505908928" calcext:value-type="float">
            <text:p>508.139505908928</text:p>
          </table:table-cell>
          <table:table-cell office:value-type="float" office:value="510.303525493614" calcext:value-type="float">
            <text:p>510.303525493614</text:p>
          </table:table-cell>
          <table:table-cell office:value-type="float" office:value="520.2869066285" calcext:value-type="float">
            <text:p>520.2869066285</text:p>
          </table:table-cell>
          <table:table-cell office:value-type="float" office:value="535.545952806047" calcext:value-type="float">
            <text:p>535.545952806047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503.882274348672" calcext:value-type="float">
            <text:p>503.882274348672</text:p>
          </table:table-cell>
          <table:table-cell office:value-type="float" office:value="539.528466918038" calcext:value-type="float">
            <text:p>539.528466918038</text:p>
          </table:table-cell>
          <table:table-cell office:value-type="float" office:value="535.136836248061" calcext:value-type="float">
            <text:p>535.136836248061</text:p>
          </table:table-cell>
          <table:table-cell office:value-type="float" office:value="482.142125189009" calcext:value-type="float">
            <text:p>482.142125189009</text:p>
          </table:table-cell>
          <table:table-cell office:value-type="float" office:value="550.176086035718" calcext:value-type="float">
            <text:p>550.176086035718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523.730959761116" calcext:value-type="float">
            <text:p>523.730959761116</text:p>
          </table:table-cell>
          <table:table-cell office:value-type="float" office:value="529.815595788993" calcext:value-type="float">
            <text:p>529.815595788993</text:p>
          </table:table-cell>
          <table:table-cell office:value-type="float" office:value="511.114192816191" calcext:value-type="float">
            <text:p>511.114192816191</text:p>
          </table:table-cell>
          <table:table-cell office:value-type="float" office:value="471.449423202732" calcext:value-type="float">
            <text:p>471.449423202732</text:p>
          </table:table-cell>
          <table:table-cell office:value-type="float" office:value="496.441193632639" calcext:value-type="float">
            <text:p>496.441193632639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493.95837976543" calcext:value-type="float">
            <text:p>493.95837976543</text:p>
          </table:table-cell>
          <table:table-cell office:value-type="float" office:value="520.472938329182" calcext:value-type="float">
            <text:p>520.472938329182</text:p>
          </table:table-cell>
          <table:table-cell office:value-type="float" office:value="480.682644981151" calcext:value-type="float">
            <text:p>480.682644981151</text:p>
          </table:table-cell>
          <table:table-cell office:value-type="float" office:value="492.884775120292" calcext:value-type="float">
            <text:p>492.884775120292</text:p>
          </table:table-cell>
          <table:table-cell office:value-type="float" office:value="532.627484471315" calcext:value-type="float">
            <text:p>532.627484471315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554.926555554117" calcext:value-type="float">
            <text:p>554.926555554117</text:p>
          </table:table-cell>
          <table:table-cell office:value-type="float" office:value="489.792940117477" calcext:value-type="float">
            <text:p>489.792940117477</text:p>
          </table:table-cell>
          <table:table-cell office:value-type="float" office:value="538.232835968087" calcext:value-type="float">
            <text:p>538.232835968087</text:p>
          </table:table-cell>
          <table:table-cell office:value-type="float" office:value="562.296279213404" calcext:value-type="float">
            <text:p>562.296279213404</text:p>
          </table:table-cell>
          <table:table-cell office:value-type="float" office:value="472.772179752211" calcext:value-type="float">
            <text:p>472.772179752211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508.974268619808" calcext:value-type="float">
            <text:p>508.974268619808</text:p>
          </table:table-cell>
          <table:table-cell office:value-type="float" office:value="518.777903226583" calcext:value-type="float">
            <text:p>518.777903226583</text:p>
          </table:table-cell>
          <table:table-cell office:value-type="float" office:value="504.045366132972" calcext:value-type="float">
            <text:p>504.045366132972</text:p>
          </table:table-cell>
          <table:table-cell office:value-type="float" office:value="575.643452702891" calcext:value-type="float">
            <text:p>575.643452702891</text:p>
          </table:table-cell>
          <table:table-cell office:value-type="float" office:value="534.043767166612" calcext:value-type="float">
            <text:p>534.043767166612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10:.F14])" office:value-type="float" office:value="471.449423202732" calcext:value-type="float">
            <text:p>471.449423202732</text:p>
          </table:table-cell>
          <table:table-cell office:value-type="string" calcext:value-type="string">
            <text:p>mean</text:p>
          </table:table-cell>
          <table:table-cell table:formula="of:=AVERAGE([.B10:.F14])" office:value-type="float" office:value="519.167910252135" calcext:value-type="float">
            <text:p>519.16791025213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10:.N14])" office:value-type="float" office:value="479.279766994572" calcext:value-type="float">
            <text:p>479.279766994572</text:p>
          </table:table-cell>
          <table:table-cell office:value-type="string" calcext:value-type="string">
            <text:p>mean</text:p>
          </table:table-cell>
          <table:table-cell table:formula="of:=AVERAGE([.J10:.N14])" office:value-type="float" office:value="518.000272051464" calcext:value-type="float">
            <text:p>518.00027205146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516.484934016743" calcext:value-type="float">
            <text:p>516.484934016743</text:p>
          </table:table-cell>
          <table:table-cell office:value-type="float" office:value="515.022502401579" calcext:value-type="float">
            <text:p>515.022502401579</text:p>
          </table:table-cell>
          <table:table-cell office:value-type="float" office:value="554.2379944921" calcext:value-type="float">
            <text:p>554.2379944921</text:p>
          </table:table-cell>
          <table:table-cell office:value-type="float" office:value="504.685945067207" calcext:value-type="float">
            <text:p>504.685945067207</text:p>
          </table:table-cell>
          <table:table-cell office:value-type="float" office:value="536.839683579018" calcext:value-type="float">
            <text:p>536.839683579018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498.234541037035" calcext:value-type="float">
            <text:p>498.234541037035</text:p>
          </table:table-cell>
          <table:table-cell office:value-type="float" office:value="525.205854773153" calcext:value-type="float">
            <text:p>525.205854773153</text:p>
          </table:table-cell>
          <table:table-cell office:value-type="float" office:value="498.517587496547" calcext:value-type="float">
            <text:p>498.517587496547</text:p>
          </table:table-cell>
          <table:table-cell office:value-type="float" office:value="534.370633900532" calcext:value-type="float">
            <text:p>534.370633900532</text:p>
          </table:table-cell>
          <table:table-cell office:value-type="float" office:value="511.647608146854" calcext:value-type="float">
            <text:p>511.647608146854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08.673157320672" calcext:value-type="float">
            <text:p>508.673157320672</text:p>
          </table:table-cell>
          <table:table-cell office:value-type="float" office:value="532.528204413577" calcext:value-type="float">
            <text:p>532.528204413577</text:p>
          </table:table-cell>
          <table:table-cell office:value-type="float" office:value="508.688077183779" calcext:value-type="float">
            <text:p>508.688077183779</text:p>
          </table:table-cell>
          <table:table-cell office:value-type="float" office:value="496.272624266096" calcext:value-type="float">
            <text:p>496.272624266096</text:p>
          </table:table-cell>
          <table:table-cell office:value-type="float" office:value="459.467092132642" calcext:value-type="float">
            <text:p>459.467092132642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484.126930967375" calcext:value-type="float">
            <text:p>484.126930967375</text:p>
          </table:table-cell>
          <table:table-cell office:value-type="float" office:value="545.439934292013" calcext:value-type="float">
            <text:p>545.439934292013</text:p>
          </table:table-cell>
          <table:table-cell office:value-type="float" office:value="541.535017304638" calcext:value-type="float">
            <text:p>541.535017304638</text:p>
          </table:table-cell>
          <table:table-cell office:value-type="float" office:value="523.85509575124" calcext:value-type="float">
            <text:p>523.85509575124</text:p>
          </table:table-cell>
          <table:table-cell office:value-type="float" office:value="506.5045465434" calcext:value-type="float">
            <text:p>506.5045465434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558.350930940565" calcext:value-type="float">
            <text:p>558.350930940565</text:p>
          </table:table-cell>
          <table:table-cell office:value-type="float" office:value="541.161833626891" calcext:value-type="float">
            <text:p>541.161833626891</text:p>
          </table:table-cell>
          <table:table-cell office:value-type="float" office:value="526.837169176784" calcext:value-type="float">
            <text:p>526.837169176784</text:p>
          </table:table-cell>
          <table:table-cell office:value-type="float" office:value="484.013219537904" calcext:value-type="float">
            <text:p>484.013219537904</text:p>
          </table:table-cell>
          <table:table-cell office:value-type="float" office:value="525.670395085884" calcext:value-type="float">
            <text:p>525.670395085884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537.413448733727" calcext:value-type="float">
            <text:p>537.413448733727</text:p>
          </table:table-cell>
          <table:table-cell office:value-type="float" office:value="518.772979339602" calcext:value-type="float">
            <text:p>518.772979339602</text:p>
          </table:table-cell>
          <table:table-cell office:value-type="float" office:value="488.109260139524" calcext:value-type="float">
            <text:p>488.109260139524</text:p>
          </table:table-cell>
          <table:table-cell office:value-type="float" office:value="522.775591963142" calcext:value-type="float">
            <text:p>522.775591963142</text:p>
          </table:table-cell>
          <table:table-cell office:value-type="float" office:value="508.076708284255" calcext:value-type="float">
            <text:p>508.076708284255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511.616697808368" calcext:value-type="float">
            <text:p>511.616697808368</text:p>
          </table:table-cell>
          <table:table-cell office:value-type="float" office:value="502.712880612033" calcext:value-type="float">
            <text:p>502.712880612033</text:p>
          </table:table-cell>
          <table:table-cell office:value-type="float" office:value="494.666403865193" calcext:value-type="float">
            <text:p>494.666403865193</text:p>
          </table:table-cell>
          <table:table-cell office:value-type="float" office:value="526.030567265714" calcext:value-type="float">
            <text:p>526.030567265714</text:p>
          </table:table-cell>
          <table:table-cell office:value-type="float" office:value="530.032144401122" calcext:value-type="float">
            <text:p>530.032144401122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500.82733340851" calcext:value-type="float">
            <text:p>500.82733340851</text:p>
          </table:table-cell>
          <table:table-cell office:value-type="float" office:value="503.832293073706" calcext:value-type="float">
            <text:p>503.832293073706</text:p>
          </table:table-cell>
          <table:table-cell office:value-type="float" office:value="486.917294726956" calcext:value-type="float">
            <text:p>486.917294726956</text:p>
          </table:table-cell>
          <table:table-cell office:value-type="float" office:value="522.679742177163" calcext:value-type="float">
            <text:p>522.679742177163</text:p>
          </table:table-cell>
          <table:table-cell office:value-type="float" office:value="538.169688588215" calcext:value-type="float">
            <text:p>538.169688588215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496.411118238566" calcext:value-type="float">
            <text:p>496.411118238566</text:p>
          </table:table-cell>
          <table:table-cell office:value-type="float" office:value="553.729678659684" calcext:value-type="float">
            <text:p>553.729678659684</text:p>
          </table:table-cell>
          <table:table-cell office:value-type="float" office:value="499.386170213715" calcext:value-type="float">
            <text:p>499.386170213715</text:p>
          </table:table-cell>
          <table:table-cell office:value-type="float" office:value="489.609445229607" calcext:value-type="float">
            <text:p>489.609445229607</text:p>
          </table:table-cell>
          <table:table-cell office:value-type="float" office:value="507.440377764404" calcext:value-type="float">
            <text:p>507.440377764404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522.397889584398" calcext:value-type="float">
            <text:p>522.397889584398</text:p>
          </table:table-cell>
          <table:table-cell office:value-type="float" office:value="528.284203424048" calcext:value-type="float">
            <text:p>528.284203424048</text:p>
          </table:table-cell>
          <table:table-cell office:value-type="float" office:value="510.520883786589" calcext:value-type="float">
            <text:p>510.520883786589</text:p>
          </table:table-cell>
          <table:table-cell office:value-type="float" office:value="515.345616879446" calcext:value-type="float">
            <text:p>515.345616879446</text:p>
          </table:table-cell>
          <table:table-cell office:value-type="float" office:value="514.507777455439" calcext:value-type="float">
            <text:p>514.50777745543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18:.F22])" office:value-type="float" office:value="459.467092132642" calcext:value-type="float">
            <text:p>459.467092132642</text:p>
          </table:table-cell>
          <table:table-cell office:value-type="string" calcext:value-type="string">
            <text:p>mean</text:p>
          </table:table-cell>
          <table:table-cell table:formula="of:=AVERAGE([.B18:.F22])" office:value-type="float" office:value="515.222769891994" calcext:value-type="float">
            <text:p>515.222769891994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18:.N22])" office:value-type="float" office:value="484.126930967375" calcext:value-type="float">
            <text:p>484.126930967375</text:p>
          </table:table-cell>
          <table:table-cell office:value-type="string" calcext:value-type="string">
            <text:p>mean</text:p>
          </table:table-cell>
          <table:table-cell table:formula="of:=AVERAGE([.J18:.N22])" office:value-type="float" office:value="515.5227384711" calcext:value-type="float">
            <text:p>515.522738471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ial 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532.018328999592" calcext:value-type="float">
            <text:p>532.018328999592</text:p>
          </table:table-cell>
          <table:table-cell office:value-type="float" office:value="479.223376029979" calcext:value-type="float">
            <text:p>479.223376029979</text:p>
          </table:table-cell>
          <table:table-cell office:value-type="float" office:value="479.306711010663" calcext:value-type="float">
            <text:p>479.306711010663</text:p>
          </table:table-cell>
          <table:table-cell office:value-type="float" office:value="514.769555968662" calcext:value-type="float">
            <text:p>514.769555968662</text:p>
          </table:table-cell>
          <table:table-cell office:value-type="float" office:value="497.468797813353" calcext:value-type="float">
            <text:p>497.468797813353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481.908840875936" calcext:value-type="float">
            <text:p>481.908840875936</text:p>
          </table:table-cell>
          <table:table-cell office:value-type="float" office:value="522.764057376827" calcext:value-type="float">
            <text:p>522.764057376827</text:p>
          </table:table-cell>
          <table:table-cell office:value-type="float" office:value="546.818137706477" calcext:value-type="float">
            <text:p>546.818137706477</text:p>
          </table:table-cell>
          <table:table-cell office:value-type="float" office:value="503.711791483711" calcext:value-type="float">
            <text:p>503.711791483711</text:p>
          </table:table-cell>
          <table:table-cell office:value-type="float" office:value="539.214615588896" calcext:value-type="float">
            <text:p>539.214615588896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30.511539376971" calcext:value-type="float">
            <text:p>530.511539376971</text:p>
          </table:table-cell>
          <table:table-cell office:value-type="float" office:value="561.907227927539" calcext:value-type="float">
            <text:p>561.907227927539</text:p>
          </table:table-cell>
          <table:table-cell office:value-type="float" office:value="536.509472657338" calcext:value-type="float">
            <text:p>536.509472657338</text:p>
          </table:table-cell>
          <table:table-cell office:value-type="float" office:value="529.78559900014" calcext:value-type="float">
            <text:p>529.78559900014</text:p>
          </table:table-cell>
          <table:table-cell office:value-type="float" office:value="488.547118497375" calcext:value-type="float">
            <text:p>488.547118497375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512.639671049872" calcext:value-type="float">
            <text:p>512.639671049872</text:p>
          </table:table-cell>
          <table:table-cell office:value-type="float" office:value="493.018278364201" calcext:value-type="float">
            <text:p>493.018278364201</text:p>
          </table:table-cell>
          <table:table-cell office:value-type="float" office:value="540.944442241484" calcext:value-type="float">
            <text:p>540.944442241484</text:p>
          </table:table-cell>
          <table:table-cell office:value-type="float" office:value="522.412999467801" calcext:value-type="float">
            <text:p>522.412999467801</text:p>
          </table:table-cell>
          <table:table-cell office:value-type="float" office:value="572.018671370266" calcext:value-type="float">
            <text:p>572.018671370266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478.303280559608" calcext:value-type="float">
            <text:p>478.303280559608</text:p>
          </table:table-cell>
          <table:table-cell office:value-type="float" office:value="541.896809803956" calcext:value-type="float">
            <text:p>541.896809803956</text:p>
          </table:table-cell>
          <table:table-cell office:value-type="float" office:value="485.93076813559" calcext:value-type="float">
            <text:p>485.93076813559</text:p>
          </table:table-cell>
          <table:table-cell office:value-type="float" office:value="502.268888911431" calcext:value-type="float">
            <text:p>502.268888911431</text:p>
          </table:table-cell>
          <table:table-cell office:value-type="float" office:value="509.090136995757" calcext:value-type="float">
            <text:p>509.090136995757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551.403948178419" calcext:value-type="float">
            <text:p>551.403948178419</text:p>
          </table:table-cell>
          <table:table-cell office:value-type="float" office:value="521.500791972646" calcext:value-type="float">
            <text:p>521.500791972646</text:p>
          </table:table-cell>
          <table:table-cell office:value-type="float" office:value="520.366606592319" calcext:value-type="float">
            <text:p>520.366606592319</text:p>
          </table:table-cell>
          <table:table-cell office:value-type="float" office:value="505.607347223198" calcext:value-type="float">
            <text:p>505.607347223198</text:p>
          </table:table-cell>
          <table:table-cell office:value-type="float" office:value="532.731389069832" calcext:value-type="float">
            <text:p>532.731389069832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532.796223963488" calcext:value-type="float">
            <text:p>532.796223963488</text:p>
          </table:table-cell>
          <table:table-cell office:value-type="float" office:value="482.751935751208" calcext:value-type="float">
            <text:p>482.751935751208</text:p>
          </table:table-cell>
          <table:table-cell office:value-type="float" office:value="461.932094838454" calcext:value-type="float">
            <text:p>461.932094838454</text:p>
          </table:table-cell>
          <table:table-cell office:value-type="float" office:value="500.77035005737" calcext:value-type="float">
            <text:p>500.77035005737</text:p>
          </table:table-cell>
          <table:table-cell office:value-type="float" office:value="524.977452641638" calcext:value-type="float">
            <text:p>524.977452641638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529.309458093736" calcext:value-type="float">
            <text:p>529.309458093736</text:p>
          </table:table-cell>
          <table:table-cell office:value-type="float" office:value="506.772547924496" calcext:value-type="float">
            <text:p>506.772547924496</text:p>
          </table:table-cell>
          <table:table-cell office:value-type="float" office:value="494.10595462592" calcext:value-type="float">
            <text:p>494.10595462592</text:p>
          </table:table-cell>
          <table:table-cell office:value-type="float" office:value="518.972911040515" calcext:value-type="float">
            <text:p>518.972911040515</text:p>
          </table:table-cell>
          <table:table-cell office:value-type="float" office:value="540.188957413534" calcext:value-type="float">
            <text:p>540.188957413534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514.50002711253" calcext:value-type="float">
            <text:p>514.50002711253</text:p>
          </table:table-cell>
          <table:table-cell office:value-type="float" office:value="559.377789972801" calcext:value-type="float">
            <text:p>559.377789972801</text:p>
          </table:table-cell>
          <table:table-cell office:value-type="float" office:value="505.315865305658" calcext:value-type="float">
            <text:p>505.315865305658</text:p>
          </table:table-cell>
          <table:table-cell office:value-type="float" office:value="494.787746961559" calcext:value-type="float">
            <text:p>494.787746961559</text:p>
          </table:table-cell>
          <table:table-cell office:value-type="float" office:value="488.10274948222" calcext:value-type="float">
            <text:p>488.10274948222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548.343383878037" calcext:value-type="float">
            <text:p>548.343383878037</text:p>
          </table:table-cell>
          <table:table-cell office:value-type="float" office:value="530.663461871486" calcext:value-type="float">
            <text:p>530.663461871486</text:p>
          </table:table-cell>
          <table:table-cell office:value-type="float" office:value="509.301959099309" calcext:value-type="float">
            <text:p>509.301959099309</text:p>
          </table:table-cell>
          <table:table-cell office:value-type="float" office:value="532.921949148574" calcext:value-type="float">
            <text:p>532.921949148574</text:p>
          </table:table-cell>
          <table:table-cell office:value-type="float" office:value="538.386716789559" calcext:value-type="float">
            <text:p>538.38671678955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26:.F30])" office:value-type="float" office:value="461.932094838454" calcext:value-type="float">
            <text:p>461.932094838454</text:p>
          </table:table-cell>
          <table:table-cell office:value-type="string" calcext:value-type="string">
            <text:p>mean</text:p>
          </table:table-cell>
          <table:table-cell table:formula="of:=AVERAGE([.B26:.F30])" office:value-type="float" office:value="509.313993910995" calcext:value-type="float">
            <text:p>509.31399391099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26:.N30])" office:value-type="float" office:value="481.908840875936" calcext:value-type="float">
            <text:p>481.908840875936</text:p>
          </table:table-cell>
          <table:table-cell office:value-type="string" calcext:value-type="string">
            <text:p>mean</text:p>
          </table:table-cell>
          <table:table-cell table:formula="of:=AVERAGE([.J26:.N30])" office:value-type="float" office:value="524.641155537882" calcext:value-type="float">
            <text:p>524.64115553788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ial 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515.684759092194" calcext:value-type="float">
            <text:p>515.684759092194</text:p>
          </table:table-cell>
          <table:table-cell office:value-type="float" office:value="506.501062479911" calcext:value-type="float">
            <text:p>506.501062479911</text:p>
          </table:table-cell>
          <table:table-cell office:value-type="float" office:value="555.447329951576" calcext:value-type="float">
            <text:p>555.447329951576</text:p>
          </table:table-cell>
          <table:table-cell office:value-type="float" office:value="519.405436755517" calcext:value-type="float">
            <text:p>519.405436755517</text:p>
          </table:table-cell>
          <table:table-cell office:value-type="float" office:value="512.266558708503" calcext:value-type="float">
            <text:p>512.266558708503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535.753145647771" calcext:value-type="float">
            <text:p>535.753145647771</text:p>
          </table:table-cell>
          <table:table-cell office:value-type="float" office:value="524.238203357924" calcext:value-type="float">
            <text:p>524.238203357924</text:p>
          </table:table-cell>
          <table:table-cell office:value-type="float" office:value="501.439676559191" calcext:value-type="float">
            <text:p>501.439676559191</text:p>
          </table:table-cell>
          <table:table-cell office:value-type="float" office:value="538.690792551071" calcext:value-type="float">
            <text:p>538.690792551071</text:p>
          </table:table-cell>
          <table:table-cell office:value-type="float" office:value="511.740558934045" calcext:value-type="float">
            <text:p>511.740558934045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06.272720622103" calcext:value-type="float">
            <text:p>506.272720622103</text:p>
          </table:table-cell>
          <table:table-cell office:value-type="float" office:value="544.789996491402" calcext:value-type="float">
            <text:p>544.789996491402</text:p>
          </table:table-cell>
          <table:table-cell office:value-type="float" office:value="551.61825009893" calcext:value-type="float">
            <text:p>551.61825009893</text:p>
          </table:table-cell>
          <table:table-cell office:value-type="float" office:value="527.937599780371" calcext:value-type="float">
            <text:p>527.937599780371</text:p>
          </table:table-cell>
          <table:table-cell office:value-type="float" office:value="510.498875774119" calcext:value-type="float">
            <text:p>510.498875774119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517.876899089643" calcext:value-type="float">
            <text:p>517.876899089643</text:p>
          </table:table-cell>
          <table:table-cell office:value-type="float" office:value="499.647195285859" calcext:value-type="float">
            <text:p>499.647195285859</text:p>
          </table:table-cell>
          <table:table-cell office:value-type="float" office:value="510.761753234016" calcext:value-type="float">
            <text:p>510.761753234016</text:p>
          </table:table-cell>
          <table:table-cell office:value-type="float" office:value="473.18820029412" calcext:value-type="float">
            <text:p>473.18820029412</text:p>
          </table:table-cell>
          <table:table-cell office:value-type="float" office:value="474.139075076826" calcext:value-type="float">
            <text:p>474.139075076826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530.455139462213" calcext:value-type="float">
            <text:p>530.455139462213</text:p>
          </table:table-cell>
          <table:table-cell office:value-type="float" office:value="500.396133002687" calcext:value-type="float">
            <text:p>500.396133002687</text:p>
          </table:table-cell>
          <table:table-cell office:value-type="float" office:value="523.651574381468" calcext:value-type="float">
            <text:p>523.651574381468</text:p>
          </table:table-cell>
          <table:table-cell office:value-type="float" office:value="580.391346883025" calcext:value-type="float">
            <text:p>580.391346883025</text:p>
          </table:table-cell>
          <table:table-cell office:value-type="float" office:value="507.703916803731" calcext:value-type="float">
            <text:p>507.703916803731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446.184832212084" calcext:value-type="float">
            <text:p>446.184832212084</text:p>
          </table:table-cell>
          <table:table-cell office:value-type="float" office:value="521.800551351402" calcext:value-type="float">
            <text:p>521.800551351402</text:p>
          </table:table-cell>
          <table:table-cell office:value-type="float" office:value="536.512780932412" calcext:value-type="float">
            <text:p>536.512780932412</text:p>
          </table:table-cell>
          <table:table-cell office:value-type="float" office:value="508.357049259389" calcext:value-type="float">
            <text:p>508.357049259389</text:p>
          </table:table-cell>
          <table:table-cell office:value-type="float" office:value="471.578813259694" calcext:value-type="float">
            <text:p>471.578813259694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475.933012690892" calcext:value-type="float">
            <text:p>475.933012690892</text:p>
          </table:table-cell>
          <table:table-cell office:value-type="float" office:value="509.870250561613" calcext:value-type="float">
            <text:p>509.870250561613</text:p>
          </table:table-cell>
          <table:table-cell office:value-type="float" office:value="557.329380892189" calcext:value-type="float">
            <text:p>557.329380892189</text:p>
          </table:table-cell>
          <table:table-cell office:value-type="float" office:value="513.198538864012" calcext:value-type="float">
            <text:p>513.198538864012</text:p>
          </table:table-cell>
          <table:table-cell office:value-type="float" office:value="480.133975885949" calcext:value-type="float">
            <text:p>480.133975885949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463.023705342585" calcext:value-type="float">
            <text:p>463.023705342585</text:p>
          </table:table-cell>
          <table:table-cell office:value-type="float" office:value="536.328186150824" calcext:value-type="float">
            <text:p>536.328186150824</text:p>
          </table:table-cell>
          <table:table-cell office:value-type="float" office:value="478.675942167627" calcext:value-type="float">
            <text:p>478.675942167627</text:p>
          </table:table-cell>
          <table:table-cell office:value-type="float" office:value="492.25677729777" calcext:value-type="float">
            <text:p>492.25677729777</text:p>
          </table:table-cell>
          <table:table-cell office:value-type="float" office:value="511.055999928849" calcext:value-type="float">
            <text:p>511.055999928849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527.755215653942" calcext:value-type="float">
            <text:p>527.755215653942</text:p>
          </table:table-cell>
          <table:table-cell office:value-type="float" office:value="563.326664441158" calcext:value-type="float">
            <text:p>563.326664441158</text:p>
          </table:table-cell>
          <table:table-cell office:value-type="float" office:value="577.931299786061" calcext:value-type="float">
            <text:p>577.931299786061</text:p>
          </table:table-cell>
          <table:table-cell office:value-type="float" office:value="564.547806312316" calcext:value-type="float">
            <text:p>564.547806312316</text:p>
          </table:table-cell>
          <table:table-cell office:value-type="float" office:value="487.679091850989" calcext:value-type="float">
            <text:p>487.679091850989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492.952796227313" calcext:value-type="float">
            <text:p>492.952796227313</text:p>
          </table:table-cell>
          <table:table-cell office:value-type="float" office:value="552.387024270149" calcext:value-type="float">
            <text:p>552.387024270149</text:p>
          </table:table-cell>
          <table:table-cell office:value-type="float" office:value="495.489665618443" calcext:value-type="float">
            <text:p>495.489665618443</text:p>
          </table:table-cell>
          <table:table-cell office:value-type="float" office:value="545.014808464391" calcext:value-type="float">
            <text:p>545.014808464391</text:p>
          </table:table-cell>
          <table:table-cell office:value-type="float" office:value="508.645038150434" calcext:value-type="float">
            <text:p>508.645038150434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34:.F38])" office:value-type="float" office:value="475.933012690892" calcext:value-type="float">
            <text:p>475.933012690892</text:p>
          </table:table-cell>
          <table:table-cell office:value-type="string" calcext:value-type="string">
            <text:p>mean</text:p>
          </table:table-cell>
          <table:table-cell table:formula="of:=AVERAGE([.B34:.F38])" office:value-type="float" office:value="526.029037489075" calcext:value-type="float">
            <text:p>526.02903748907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34:.N38])" office:value-type="float" office:value="446.184832212084" calcext:value-type="float">
            <text:p>446.184832212084</text:p>
          </table:table-cell>
          <table:table-cell office:value-type="string" calcext:value-type="string">
            <text:p>mean</text:p>
          </table:table-cell>
          <table:table-cell table:formula="of:=AVERAGE([.J34:.N38])" office:value-type="float" office:value="505.909578826553" calcext:value-type="float">
            <text:p>505.909578826553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];[.B10];[.B18];[.B26];[.B34])" office:value-type="float" office:value="2596.71226215213" calcext:value-type="float">
            <text:p>2596.71226215213</text:p>
          </table:table-cell>
          <table:table-cell table:formula="of:=SUM([.C2];[.C10];[.C18];[.C26];[.C34])" office:value-type="float" office:value="2498.86171125866" calcext:value-type="float">
            <text:p>2498.86171125866</text:p>
          </table:table-cell>
          <table:table-cell table:formula="of:=SUM([.D2];[.D10];[.D18];[.D26];[.D34])" office:value-type="float" office:value="2634.17987747979" calcext:value-type="float">
            <text:p>2634.17987747979</text:p>
          </table:table-cell>
          <table:table-cell table:formula="of:=SUM([.E2];[.E10];[.E18];[.E26];[.E34])" office:value-type="float" office:value="2561.93508937921" calcext:value-type="float">
            <text:p>2561.93508937921</text:p>
          </table:table-cell>
          <table:table-cell table:formula="of:=SUM([.F2];[.F10];[.F18];[.F26];[.F34])" office:value-type="float" office:value="2617.29879383108" calcext:value-type="float">
            <text:p>2617.29879383108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J2];[.J10];[.J18];[.J26];[.J34])" office:value-type="float" office:value="2526.96393592873" calcext:value-type="float">
            <text:p>2526.96393592873</text:p>
          </table:table-cell>
          <table:table-cell table:formula="of:=SUM([.K2];[.K10];[.K18];[.K26];[.K34])" office:value-type="float" office:value="2659.93548525639" calcext:value-type="float">
            <text:p>2659.93548525639</text:p>
          </table:table-cell>
          <table:table-cell table:formula="of:=SUM([.L2];[.L10];[.L18];[.L26];[.L34])" office:value-type="float" office:value="2611.90241279665" calcext:value-type="float">
            <text:p>2611.90241279665</text:p>
          </table:table-cell>
          <table:table-cell table:formula="of:=SUM([.M2];[.M10];[.M18];[.M26];[.M34])" office:value-type="float" office:value="2610.72697411613" calcext:value-type="float">
            <text:p>2610.72697411613</text:p>
          </table:table-cell>
          <table:table-cell table:formula="of:=SUM([.N2];[.N10];[.N18];[.N26];[.N34])" office:value-type="float" office:value="2588.41232508582" calcext:value-type="float">
            <text:p>2588.41232508582</text:p>
          </table:table-cell>
        </table:table-row>
        <table:table-row table:style-name="ro1">
          <table:table-cell/>
          <table:table-cell table:formula="of:=SUM([.B3];[.B11];[.B19];[.B27];[.B35])" office:value-type="float" office:value="2566.16509140636" calcext:value-type="float">
            <text:p>2566.16509140636</text:p>
          </table:table-cell>
          <table:table-cell table:formula="of:=SUM([.C3];[.C11];[.C19];[.C27];[.C35])" office:value-type="float" office:value="2691.2198721285" calcext:value-type="float">
            <text:p>2691.2198721285</text:p>
          </table:table-cell>
          <table:table-cell table:formula="of:=SUM([.D3];[.D11];[.D19];[.D27];[.D35])" office:value-type="float" office:value="2682.2216252719" calcext:value-type="float">
            <text:p>2682.2216252719</text:p>
          </table:table-cell>
          <table:table-cell table:formula="of:=SUM([.E3];[.E11];[.E19];[.E27];[.E35])" office:value-type="float" office:value="2565.91910122014" calcext:value-type="float">
            <text:p>2565.91910122014</text:p>
          </table:table-cell>
          <table:table-cell table:formula="of:=SUM([.F3];[.F11];[.F19];[.F27];[.F35])" office:value-type="float" office:value="2524.70262766218" calcext:value-type="float">
            <text:p>2524.70262766218</text:p>
          </table:table-cell>
          <table:table-cell table:number-columns-repeated="3"/>
          <table:table-cell table:formula="of:=SUM([.J3];[.J11];[.J19];[.J27];[.J35])" office:value-type="float" office:value="2537.89493254888" calcext:value-type="float">
            <text:p>2537.89493254888</text:p>
          </table:table-cell>
          <table:table-cell table:formula="of:=SUM([.K3];[.K11];[.K19];[.K27];[.K35])" office:value-type="float" office:value="2508.87727621689" calcext:value-type="float">
            <text:p>2508.87727621689</text:p>
          </table:table-cell>
          <table:table-cell table:formula="of:=SUM([.L3];[.L11];[.L19];[.L27];[.L35])" office:value-type="float" office:value="2659.46411247561" calcext:value-type="float">
            <text:p>2659.46411247561</text:p>
          </table:table-cell>
          <table:table-cell table:formula="of:=SUM([.M3];[.M11];[.M19];[.M27];[.M35])" office:value-type="float" office:value="2565.18276178341" calcext:value-type="float">
            <text:p>2565.18276178341</text:p>
          </table:table-cell>
          <table:table-cell table:formula="of:=SUM([.N3];[.N11];[.N19];[.N27];[.N35])" office:value-type="float" office:value="2628.21182688708" calcext:value-type="float">
            <text:p>2628.21182688708</text:p>
          </table:table-cell>
        </table:table-row>
        <table:table-row table:style-name="ro1">
          <table:table-cell/>
          <table:table-cell table:formula="of:=SUM([.B4];[.B12];[.B20];[.B28];[.B36])" office:value-type="float" office:value="2572.87268792331" calcext:value-type="float">
            <text:p>2572.87268792331</text:p>
          </table:table-cell>
          <table:table-cell table:formula="of:=SUM([.C4];[.C12];[.C20];[.C28];[.C36])" office:value-type="float" office:value="2644.68102495747" calcext:value-type="float">
            <text:p>2644.68102495747</text:p>
          </table:table-cell>
          <table:table-cell table:formula="of:=SUM([.D4];[.D12];[.D20];[.D28];[.D36])" office:value-type="float" office:value="2517.60018126898" calcext:value-type="float">
            <text:p>2517.60018126898</text:p>
          </table:table-cell>
          <table:table-cell table:formula="of:=SUM([.E4];[.E12];[.E20];[.E28];[.E36])" office:value-type="float" office:value="2587.91308298686" calcext:value-type="float">
            <text:p>2587.91308298686</text:p>
          </table:table-cell>
          <table:table-cell table:formula="of:=SUM([.F4];[.F12];[.F20];[.F28];[.F36])" office:value-type="float" office:value="2579.76566884273" calcext:value-type="float">
            <text:p>2579.76566884273</text:p>
          </table:table-cell>
          <table:table-cell table:number-columns-repeated="3"/>
          <table:table-cell table:formula="of:=SUM([.J4];[.J12];[.J20];[.J28];[.J36])" office:value-type="float" office:value="2567.06956311413" calcext:value-type="float">
            <text:p>2567.06956311413</text:p>
          </table:table-cell>
          <table:table-cell table:formula="of:=SUM([.K4];[.K12];[.K20];[.K28];[.K36])" office:value-type="float" office:value="2616.93745875273" calcext:value-type="float">
            <text:p>2616.93745875273</text:p>
          </table:table-cell>
          <table:table-cell table:formula="of:=SUM([.L4];[.L12];[.L20];[.L28];[.L36])" office:value-type="float" office:value="2586.57688775608" calcext:value-type="float">
            <text:p>2586.57688775608</text:p>
          </table:table-cell>
          <table:table-cell table:formula="of:=SUM([.M4];[.M12];[.M20];[.M28];[.M36])" office:value-type="float" office:value="2526.99832596529" calcext:value-type="float">
            <text:p>2526.99832596529</text:p>
          </table:table-cell>
          <table:table-cell table:formula="of:=SUM([.N4];[.N12];[.N20];[.N28];[.N36])" office:value-type="float" office:value="2562.64378491533" calcext:value-type="float">
            <text:p>2562.64378491533</text:p>
          </table:table-cell>
        </table:table-row>
        <table:table-row table:style-name="ro1">
          <table:table-cell/>
          <table:table-cell table:formula="of:=SUM([.B5];[.B13];[.B21];[.B29];[.B37])" office:value-type="float" office:value="2550.93058898501" calcext:value-type="float">
            <text:p>2550.93058898501</text:p>
          </table:table-cell>
          <table:table-cell table:formula="of:=SUM([.C5];[.C13];[.C21];[.C29];[.C37])" office:value-type="float" office:value="2574.46418185565" calcext:value-type="float">
            <text:p>2574.46418185565</text:p>
          </table:table-cell>
          <table:table-cell table:formula="of:=SUM([.D5];[.D13];[.D21];[.D29];[.D37])" office:value-type="float" office:value="2554.79320296242" calcext:value-type="float">
            <text:p>2554.79320296242</text:p>
          </table:table-cell>
          <table:table-cell table:formula="of:=SUM([.E5];[.E13];[.E21];[.E29];[.E37])" office:value-type="float" office:value="2481.22767290081" calcext:value-type="float">
            <text:p>2481.22767290081</text:p>
          </table:table-cell>
          <table:table-cell table:formula="of:=SUM([.F5];[.F13];[.F21];[.F29];[.F37])" office:value-type="float" office:value="2534.06096279084" calcext:value-type="float">
            <text:p>2534.06096279084</text:p>
          </table:table-cell>
          <table:table-cell table:number-columns-repeated="3"/>
          <table:table-cell table:formula="of:=SUM([.J5];[.J13];[.J21];[.J29];[.J37])" office:value-type="float" office:value="2540.61239516058" calcext:value-type="float">
            <text:p>2540.61239516058</text:p>
          </table:table-cell>
          <table:table-cell table:formula="of:=SUM([.K5];[.K13];[.K21];[.K29];[.K37])" office:value-type="float" office:value="2565.76859946482" calcext:value-type="float">
            <text:p>2565.76859946482</text:p>
          </table:table-cell>
          <table:table-cell table:formula="of:=SUM([.L5];[.L13];[.L21];[.L29];[.L37])" office:value-type="float" office:value="2428.02017614615" calcext:value-type="float">
            <text:p>2428.02017614615</text:p>
          </table:table-cell>
          <table:table-cell table:formula="of:=SUM([.M5];[.M13];[.M21];[.M29];[.M37])" office:value-type="float" office:value="2562.37909771923" calcext:value-type="float">
            <text:p>2562.37909771923</text:p>
          </table:table-cell>
          <table:table-cell table:formula="of:=SUM([.N5];[.N13];[.N21];[.N29];[.N37])" office:value-type="float" office:value="2653.55404466918" calcext:value-type="float">
            <text:p>2653.55404466918</text:p>
          </table:table-cell>
        </table:table-row>
        <table:table-row table:style-name="ro1">
          <table:table-cell/>
          <table:table-cell table:formula="of:=SUM([.B6];[.B14];[.B22];[.B30];[.B38])" office:value-type="float" office:value="2606.10079180438" calcext:value-type="float">
            <text:p>2606.10079180438</text:p>
          </table:table-cell>
          <table:table-cell table:formula="of:=SUM([.C6];[.C14];[.C22];[.C30];[.C38])" office:value-type="float" office:value="2680.03007157688" calcext:value-type="float">
            <text:p>2680.03007157688</text:p>
          </table:table-cell>
          <table:table-cell table:formula="of:=SUM([.D6];[.D14];[.D22];[.D30];[.D38])" office:value-type="float" office:value="2643.38662712493" calcext:value-type="float">
            <text:p>2643.38662712493</text:p>
          </table:table-cell>
          <table:table-cell table:formula="of:=SUM([.E6];[.E14];[.E22];[.E30];[.E38])" office:value-type="float" office:value="2612.78075532348" calcext:value-type="float">
            <text:p>2612.78075532348</text:p>
          </table:table-cell>
          <table:table-cell table:formula="of:=SUM([.F6];[.F14];[.F22];[.F30];[.F38])" office:value-type="float" office:value="2414.19762878796" calcext:value-type="float">
            <text:p>2414.19762878796</text:p>
          </table:table-cell>
          <table:table-cell table:number-columns-repeated="3"/>
          <table:table-cell table:formula="of:=SUM([.J6];[.J14];[.J22];[.J30];[.J38])" office:value-type="float" office:value="2573.9579169562" calcext:value-type="float">
            <text:p>2573.9579169562</text:p>
          </table:table-cell>
          <table:table-cell table:formula="of:=SUM([.K6];[.K14];[.K22];[.K30];[.K38])" office:value-type="float" office:value="2615.5593713766" calcext:value-type="float">
            <text:p>2615.5593713766</text:p>
          </table:table-cell>
          <table:table-cell table:formula="of:=SUM([.L6];[.L14];[.L22];[.L30];[.L38])" office:value-type="float" office:value="2507.51215282153" calcext:value-type="float">
            <text:p>2507.51215282153</text:p>
          </table:table-cell>
          <table:table-cell table:formula="of:=SUM([.M6];[.M14];[.M22];[.M30];[.M38])" office:value-type="float" office:value="2673.53420773796" calcext:value-type="float">
            <text:p>2673.53420773796</text:p>
          </table:table-cell>
          <table:table-cell table:formula="of:=SUM([.N6];[.N14];[.N22];[.N30];[.N38])" office:value-type="float" office:value="2601.26387942971" calcext:value-type="float">
            <text:p>2601.2638794297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42:.F46])" office:value-type="float" office:value="2414.19762878796" calcext:value-type="float">
            <text:p>2414.19762878796</text:p>
          </table:table-cell>
          <table:table-cell office:value-type="string" calcext:value-type="string">
            <text:p>mean</text:p>
          </table:table-cell>
          <table:table-cell table:formula="of:=AVERAGE([.B42:.F46])" office:value-type="float" office:value="2579.76084727527" calcext:value-type="float">
            <text:p>2579.76084727527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42:.N46])" office:value-type="float" office:value="2428.02017614615" calcext:value-type="float">
            <text:p>2428.02017614615</text:p>
          </table:table-cell>
          <table:table-cell office:value-type="string" calcext:value-type="string">
            <text:p>mean</text:p>
          </table:table-cell>
          <table:table-cell table:formula="of:=AVERAGE([.J42:.N46])" office:value-type="float" office:value="2579.19839620324" calcext:value-type="float">
            <text:p>2579.198396203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1:34:31.106153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1T11:35:24.189328628</dc:date>
    <meta:editing-duration>PT6M13S</meta:editing-duration>
    <meta:editing-cycles>2</meta:editing-cycles>
    <meta:generator>LibreOffice/6.0.3.2$Linux_X86_64 LibreOffice_project/00m0$Build-2</meta:generator>
    <meta:document-statistic meta:table-count="1" meta:cell-count="457" meta:object-count="0"/>
  </office:meta>
</office:document-meta>
</file>